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1" svg:font-family="IPAゴシック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.5499992370605pt" officeooo:rsid="00132e85" officeooo:paragraph-rsid="00132e85" style:font-size-asian="32pt" style:font-size-complex="36.5499992370605pt"/>
    </style:style>
    <style:style style:name="P2" style:family="paragraph" style:parent-style-name="Standard">
      <style:paragraph-properties fo:text-align="start" style:justify-single-word="false"/>
      <style:text-properties fo:font-size="18.25pt" officeooo:rsid="00132e85" officeooo:paragraph-rsid="00132e85" style:font-size-asian="16pt" style:font-size-complex="18.25pt"/>
    </style:style>
    <style:style style:name="P3" style:family="paragraph" style:parent-style-name="Standard">
      <style:paragraph-properties fo:text-align="end" style:justify-single-word="false"/>
      <style:text-properties fo:font-size="18.25pt" officeooo:rsid="00132e85" officeooo:paragraph-rsid="00132e85" style:font-size-asian="16pt" style:font-size-complex="18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実験実習参A</text:p>
      <text:p text:style-name="P1">作業報告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提出日:8/7</text:p>
      <text:p text:style-name="P3">16-434 福原 誠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ゴシック1" svg:font-family="IPAゴシック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IPAゴシック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IPAゴシック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IPAゴシック" style:font-family-complex="IPAゴシック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PAゴシック1" style:font-family-complex="IPAゴシック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IPAゴシック1" style:font-family-complex="IPAゴシック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PAゴシック1" style:font-family-complex="IPAゴシック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9:25:46.942031619</meta:creation-date>
    <dc:date>2019-08-07T09:29:39.090367062</dc:date>
    <meta:editing-duration>PT3M52S</meta:editing-duration>
    <meta:editing-cycles>1</meta:editing-cycles>
    <meta:document-statistic meta:table-count="0" meta:image-count="0" meta:object-count="0" meta:page-count="1" meta:paragraph-count="4" meta:word-count="20" meta:character-count="30" meta:non-whitespace-character-count="28"/>
    <meta:generator>LibreOffice/5.2.7.2$Linux_X86_64 LibreOffice_project/20m0$Build-2</meta:generator>
  </office:meta>
</office:document-meta>
</file>